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start" style:justify-single-word="false"/>
    </style:style>
    <style:style style:name="P3" style:family="paragraph" style:parent-style-name="Preformatted_20_Text">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itulé de la note</text:p>
      <text:p text:style-name="P1"/>
      <text:p text:style-name="P2">De méchants lâche d'une manière ou d'une autre des mutants dans des zones de la villes pour récupérer des personnes susceptibles d'être immunisées afin de confectionner un vaccin qui deviendra une source de richesse. C'est ce qui arrivera à GWEN, laissant derrière elle sa sœur plus tard recueillir par MIKE et LUCIE, couple d'agents. Le couple commencera à avoir des soupçons grâce à l'enf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ejaVu Sans Mono"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1-21T16:59:37.53</dc:date>
    <meta:editing-duration>PT15M43S</meta:editing-duration>
    <meta:editing-cycles>19</meta:editing-cycles>
    <meta:generator>OpenOffice/4.1.5$Win32 OpenOffice.org_project/415m1$Build-9789</meta:generator>
    <dc:creator>Thibault Martin-Teyssier</dc:creator>
    <meta:document-statistic meta:table-count="0" meta:image-count="0" meta:object-count="0" meta:page-count="1" meta:paragraph-count="2" meta:word-count="68" meta:character-count="413"/>
  </office:meta>
</office:document-meta>
</file>